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 style:data-style-name="N0">
      <style:table-cell-properties fo:background-color="#ccffcc"/>
    </style:style>
    <style:style style:name="ce7" style:family="table-cell" style:parent-style-name="Default" style:data-style-name="N0">
      <style:table-cell-properties fo:background-color="#99ff99"/>
    </style:style>
    <style:style style:name="ce8" style:family="table-cell" style:parent-style-name="Default" style:data-style-name="N0">
      <style:table-cell-properties fo:background-color="#99ff99"/>
      <style:text-properties fo:color="#ff6600"/>
    </style:style>
    <style:style style:name="ce9" style:family="table-cell" style:parent-style-name="Default" style:data-style-name="N0">
      <style:table-cell-properties fo:background-color="#99ff99"/>
      <style:text-properties fo:color="#ff9900"/>
    </style:style>
    <style:style style:name="ce10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9ff99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3 CH3" table:style-name="ta1">
        <table:shapes>
          <draw:frame draw:z-index="0" draw:style-name="gr1" draw:text-style-name="P1" svg:width="453.51pt" svg:height="255.09pt" svg:x="2517.14pt" svg:y="43.97pt">
            <loext:p draw:notify-on-update-of-ranges="'sp3 CH3'.B1:'sp3 CH3'.B1 'sp3 CH3'.D1:'sp3 CH3'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903.28pt" svg:y="43.97pt">
            <loext:p draw:notify-on-update-of-ranges="'sp3 CH3'.B1:'sp3 CH3'.B1 'sp3 CH3'.D1:'sp3 CH3'.D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440.52pt" svg:y="45.04pt">
            <loext:p draw:notify-on-update-of-ranges="'sp3 CH3'.B1:'sp3 CH3'.B1 'sp3 CH3'.B1:'sp3 CH3'.B1 'sp3 CH3'.D1:'sp3 CH3'.D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980.83pt" svg:y="45.07pt">
            <loext:p draw:notify-on-update-of-ranges="'sp3 CH3'.B1:'sp3 CH3'.B1 'sp3 CH3'.D1:'sp3 CH3'.D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7"/>
        <table:table-column table:style-name="co1" table:number-columns-repeated="2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985" table:default-cell-style-name="ce5"/>
        <table:table-row table:style-name="ro1">
          <table:table-cell table:style-name="ce2"/>
          <table:table-cell table:style-name="Default" office:value-type="string" calcext:value-type="string">
            <text:p>All-electron</text:p>
          </table:table-cell>
          <table:table-cell table:style-name="ce5"/>
          <table:table-cell table:style-name="Default" office:value-type="string" calcext:value-type="string">
            <text:p>Pseudo</text:p>
          </table:table-cell>
          <table:table-cell table:style-name="Default"/>
          <table:table-cell table:style-name="Default" office:value-type="float" office:value="27.2113845" calcext:value-type="float">
            <text:p>27.2113845</text:p>
          </table:table-cell>
          <table:table-cell table:style-name="Default"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86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3" office:value-type="string" calcext:value-type="string">
            <text:p>Ethane (eclipsed)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Methanol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Methylamine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Acetic Acid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Aspirin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Methane</text:p>
          </table:table-cell>
          <table:table-cell table:style-name="ce2"/>
          <table:table-cell table:number-columns-repeated="3"/>
          <table:table-cell table:style-name="ce2" table:number-columns-repeated="985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6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-12.146" calcext:value-type="float">
            <text:p>-12.146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-10.45" calcext:value-type="float">
            <text:p>-10.45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-12.369" calcext:value-type="float">
            <text:p>-12.369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-9.78" calcext:value-type="float">
            <text:p>-9.78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2" table:number-columns-repeated="985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2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office:value-type="float" office:value="-114.9350531276" calcext:value-type="float">
            <text:p>-114.9350531276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office:value-type="float" office:value="-95.1248145251" calcext:value-type="float">
            <text:p>-95.1248145251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office:value-type="float" office:value="-227.620441584" calcext:value-type="float">
            <text:p>-227.620441584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office:value-type="float" office:value="-644.4350935604" calcext:value-type="float">
            <text:p>-644.4350935604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2" table:number-columns-repeated="985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6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office:value-type="float" office:value="-114.5181158966" calcext:value-type="float">
            <text:p>-114.5181158966</text:p>
          </table:table-cell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office:value-type="float" office:value="-94.898335544" calcext:value-type="float">
            <text:p>-94.898335544</text:p>
          </table:table-cell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office:value-type="float" office:value="-227.4392707416" calcext:value-type="float">
            <text:p>-227.4392707416</text:p>
          </table:table-cell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office:value-type="float" office:value="-644.2823688253" calcext:value-type="float">
            <text:p>-644.2823688253</text:p>
          </table:table-cell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2" table:number-columns-repeated="985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 table:number-columns-repeated="2"/>
          <table:table-cell table:style-name="ce3" table:formula="of:=[.G8]-[.G7]" office:value-type="float" office:value="0.401562487699991" calcext:value-type="float">
            <text:p>0.4015624877</text:p>
          </table:table-cell>
          <table:table-cell table:style-name="ce3" table:formula="of:=[.G9]*conv" office:value-type="float" office:value="10.927071253581" calcext:value-type="float">
            <text:p>10.9270712536</text:p>
          </table:table-cell>
          <table:table-cell/>
          <table:table-cell table:style-name="ce2" table:number-columns-repeated="3"/>
          <table:table-cell table:style-name="ce3" table:formula="of:=[.M8]-[.M7]" office:value-type="float" office:value="0.416937231000006" calcext:value-type="float">
            <text:p>0.416937231</text:p>
          </table:table-cell>
          <table:table-cell table:style-name="ce3" table:formula="of:=[.M9]*conv" office:value-type="float" office:value="11.3454393051065" calcext:value-type="float">
            <text:p>11.3454393051</text:p>
          </table:table-cell>
          <table:table-cell/>
          <table:table-cell table:style-name="ce2" table:number-columns-repeated="3"/>
          <table:table-cell table:style-name="ce3" table:formula="of:=[.S8]-[.S7]" office:value-type="float" office:value="0.226478981100001" calcext:value-type="float">
            <text:p>0.2264789811</text:p>
          </table:table-cell>
          <table:table-cell table:style-name="ce3" table:formula="of:=[.S9]*conv" office:value-type="float" office:value="6.16280663588036" calcext:value-type="float">
            <text:p>6.1628066359</text:p>
          </table:table-cell>
          <table:table-cell/>
          <table:table-cell table:style-name="ce2" table:number-columns-repeated="3"/>
          <table:table-cell table:style-name="ce3" table:formula="of:=[.Y8]-[.Y7]" office:value-type="float" office:value="0.181170842399979" calcext:value-type="float">
            <text:p>0.1811708424</text:p>
          </table:table-cell>
          <table:table-cell table:style-name="ce3" table:formula="of:=[.Y9]*conv" office:value-type="float" office:value="4.92990945273473" calcext:value-type="float">
            <text:p>4.9299094527</text:p>
          </table:table-cell>
          <table:table-cell/>
          <table:table-cell table:style-name="ce2" table:number-columns-repeated="3"/>
          <table:table-cell table:style-name="ce3" table:formula="of:=[.AE8]-[.AE7]" office:value-type="float" office:value="0.152724735100037" calcext:value-type="float">
            <text:p>0.1527247351</text:p>
          </table:table-cell>
          <table:table-cell table:style-name="ce3" table:formula="of:=[.AE9]*conv" office:value-type="float" office:value="4.15585148946775" calcext:value-type="float">
            <text:p>4.1558514895</text:p>
          </table:table-cell>
          <table:table-cell/>
          <table:table-cell table:style-name="ce2" table:number-columns-repeated="3"/>
          <table:table-cell table:style-name="ce3" table:formula="of:=[.AK8]-[.AK7]" office:value-type="float" office:value="0.415515178" calcext:value-type="float">
            <text:p>0.415515178</text:p>
          </table:table-cell>
          <table:table-cell table:style-name="ce3" table:formula="of:=[.AK9]*conv" office:value-type="float" office:value="11.3067432741439" calcext:value-type="float">
            <text:p>11.3067432741</text:p>
          </table:table-cell>
          <table:table-cell/>
          <table:table-cell table:style-name="ce2" table:number-columns-repeated="985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2" office:value-type="string" calcext:value-type="string">
            <text:p>TDDFT</text:p>
          </table:table-cell>
          <table:table-cell table:style-name="ce3" office:value-type="float" office:value="0.378210651247436" calcext:value-type="float">
            <text:p>0.3782106512</text:p>
          </table:table-cell>
          <table:table-cell table:style-name="ce3" table:formula="of:=[.G10]*conv" office:value-type="float" office:value="10.2916354530894" calcext:value-type="float">
            <text:p>10.2916354531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.309122361903688" calcext:value-type="float">
            <text:p>0.3091223619</text:p>
          </table:table-cell>
          <table:table-cell table:style-name="ce3" table:formula="of:=[.M10]*conv" office:value-type="float" office:value="8.4116474473094" calcext:value-type="float">
            <text:p>8.4116474473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.272516349960189" calcext:value-type="float">
            <text:p>0.27251635</text:p>
          </table:table-cell>
          <table:table-cell table:style-name="ce3" table:formula="of:=[.S10]*conv" office:value-type="float" office:value="7.41554718130328" calcext:value-type="float">
            <text:p>7.4155471813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.238281750588106" calcext:value-type="float">
            <text:p>0.2382817506</text:p>
          </table:table-cell>
          <table:table-cell table:style-name="ce3" table:formula="of:=[.Y10]*conv" office:value-type="float" office:value="6.48397633458604" calcext:value-type="float">
            <text:p>6.4839763346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.123805163669004" calcext:value-type="float">
            <text:p>0.1238051637</text:p>
          </table:table-cell>
          <table:table-cell table:style-name="ce3" table:formula="of:=[.AE10]*conv" office:value-type="float" office:value="3.36890991168271" calcext:value-type="float">
            <text:p>3.3689099117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.411958197062924" calcext:value-type="float">
            <text:p>0.4119581971</text:p>
          </table:table-cell>
          <table:table-cell table:style-name="ce3" table:formula="of:=[.AK10]*conv" office:value-type="float" office:value="11.209952898206" calcext:value-type="float">
            <text:p>11.2099528982</text:p>
          </table:table-cell>
          <table:table-cell/>
          <table:table-cell table:style-name="ce2" table:number-columns-repeated="985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2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office:value-type="float" office:value="-114.5750463113" calcext:value-type="float">
            <text:p>-114.5750463113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office:value-type="float" office:value="-94.8201675674" calcext:value-type="float">
            <text:p>-94.8201675674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office:value-type="float" office:value="-227.2683839387" calcext:value-type="float">
            <text:p>-227.2683839387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office:value-type="float" office:value="-644.0862757225" calcext:value-type="float">
            <text:p>-644.0862757225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2" table:number-columns-repeated="985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 table:number-columns-repeated="2"/>
          <table:table-cell table:formula="of:=[.G11]-[.G7]" office:value-type="float" office:value="0.446516413300003" calcext:value-type="float">
            <text:p>0.4465164133</text:p>
          </table:table-cell>
          <table:table-cell table:formula="of:=[.G12]*conv" office:value-type="float" office:value="12.1503298078673" calcext:value-type="float">
            <text:p>12.1503298079</text:p>
          </table:table-cell>
          <table:table-cell/>
          <table:table-cell table:style-name="ce2" table:number-columns-repeated="3"/>
          <table:table-cell table:formula="of:=[.M11]-[.M7]" office:value-type="float" office:value="0.3600068163" calcext:value-type="float">
            <text:p>0.3600068163</text:p>
          </table:table-cell>
          <table:table-cell table:formula="of:=[.M12]*conv" office:value-type="float" office:value="9.79628390096018" calcext:value-type="float">
            <text:p>9.796283901</text:p>
          </table:table-cell>
          <table:table-cell/>
          <table:table-cell table:style-name="ce2" table:number-columns-repeated="3"/>
          <table:table-cell table:formula="of:=[.S11]-[.S7]" office:value-type="float" office:value="0.304646957700001" calcext:value-type="float">
            <text:p>0.3046469577</text:p>
          </table:table-cell>
          <table:table-cell table:formula="of:=[.S12]*conv" office:value-type="float" office:value="8.28986550272997" calcext:value-type="float">
            <text:p>8.2898655027</text:p>
          </table:table-cell>
          <table:table-cell/>
          <table:table-cell table:style-name="ce2" table:number-columns-repeated="3"/>
          <table:table-cell table:formula="of:=[.Y11]-[.Y7]" office:value-type="float" office:value="0.352057645299993" calcext:value-type="float">
            <text:p>0.3520576453</text:p>
          </table:table-cell>
          <table:table-cell table:formula="of:=[.Y12]*conv" office:value-type="float" office:value="9.57997595242274" calcext:value-type="float">
            <text:p>9.5799759524</text:p>
          </table:table-cell>
          <table:table-cell/>
          <table:table-cell table:style-name="ce2" table:number-columns-repeated="3"/>
          <table:table-cell table:formula="of:=[.AE11]-[.AE7]" office:value-type="float" office:value="0.348817837900015" calcext:value-type="float">
            <text:p>0.3488178379</text:p>
          </table:table-cell>
          <table:table-cell table:formula="of:=[.AE12]*conv" office:value-type="float" office:value="9.49181630755597" calcext:value-type="float">
            <text:p>9.4918163076</text:p>
          </table:table-cell>
          <table:table-cell/>
          <table:table-cell table:style-name="ce2" table:number-columns-repeated="3"/>
          <table:table-cell table:formula="of:=[.AK11]-[.AK7]" office:value-type="float" office:value="0.495612409099998" calcext:value-type="float">
            <text:p>0.4956124091</text:p>
          </table:table-cell>
          <table:table-cell table:formula="of:=[.AK12]*conv" office:value-type="float" office:value="13.4862998269913" calcext:value-type="float">
            <text:p>13.486299827</text:p>
          </table:table-cell>
          <table:table-cell/>
          <table:table-cell table:style-name="ce2" table:number-columns-repeated="985"/>
        </table:table-row>
        <table:table-row table:style-name="ro1">
          <table:table-cell table:style-name="ce4" office:value-type="string" calcext:value-type="string">
            <text:p>HF</text:p>
          </table:table-cell>
          <table:table-cell table:style-name="ce4"/>
          <table:table-cell table:number-columns-repeated="2"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2"/>
          <table:table-cell table:style-name="ce10" office:value-type="string" calcext:value-type="string">
            <text:p>Ethane (eclipsed)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Methanol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Methylamine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Acetic Acid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Aspirin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Methane</text:p>
          </table:table-cell>
          <table:table-cell/>
          <table:table-cell table:style-name="ce5" table:number-columns-repeated="2"/>
          <table:table-cell table:style-name="ce7"/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3"/>
          <table:table-cell table:style-name="ce7" office:value-type="string" calcext:value-type="string">
            <text:p>HOMO</text:p>
          </table:table-cell>
          <table:table-cell table:style-name="ce5"/>
          <table:table-cell table:style-name="ce5" office:value-type="float" office:value="-13.911" calcext:value-type="float">
            <text:p>-13.911</text:p>
          </table:table-cell>
          <table:table-cell table:style-name="ce11" table:formula="of:=[.H6]-[.H15]" office:value-type="float" office:value="0.626999999999999" calcext:value-type="float">
            <text:p>0.627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/>
          <table:table-cell table:style-name="ce5" office:value-type="float" office:value="-12.903" calcext:value-type="float">
            <text:p>-12.903</text:p>
          </table:table-cell>
          <table:table-cell table:style-name="ce11" table:formula="of:=[.N6]-[.N15]" office:value-type="float" office:value="0.757" calcext:value-type="float">
            <text:p>0.757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/>
          <table:table-cell table:style-name="ce5" office:value-type="float" office:value="-10.621" calcext:value-type="float">
            <text:p>-10.621</text:p>
          </table:table-cell>
          <table:table-cell table:style-name="ce11" table:formula="of:=[.T6]-[.T15]" office:value-type="float" office:value="0.171000000000001" calcext:value-type="float">
            <text:p>0.171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/>
          <table:table-cell table:style-name="ce5" office:value-type="float" office:value="-12.157" calcext:value-type="float">
            <text:p>-12.157</text:p>
          </table:table-cell>
          <table:table-cell table:style-name="ce11" table:formula="of:=[.Z6]-[.Z15]" office:value-type="float" office:value="-0.212" calcext:value-type="float">
            <text:p>-0.212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/>
          <table:table-cell table:style-name="ce5" office:value-type="float" office:value="-9.744" calcext:value-type="float">
            <text:p>-9.744</text:p>
          </table:table-cell>
          <table:table-cell table:style-name="ce11" table:formula="of:=[.AF6]-[.AF15]" office:value-type="float" office:value="-0.0359999999999996" calcext:value-type="float">
            <text:p>-0.036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/>
          <table:table-cell table:style-name="ce5" office:value-type="float" office:value="-15.074" calcext:value-type="float">
            <text:p>-15.074</text:p>
          </table:table-cell>
          <table:table-cell table:style-name="ce11" table:formula="of:=[.AL6]-[.AL15]" office:value-type="float" office:value="0.182" calcext:value-type="float">
            <text:p>0.182</text:p>
          </table:table-cell>
          <table:table-cell table:number-columns-repeated="985"/>
        </table:table-row>
        <table:table-row table:style-name="ro1">
          <table:table-cell/>
          <table:table-cell table:style-name="ce8"/>
          <table:table-cell table:style-name="ce9"/>
          <table:table-cell table:number-columns-repeated="2"/>
          <table:table-cell office:value-type="string" calcext:value-type="string">
            <text:p>Singlet</text:p>
          </table:table-cell>
          <table:table-cell table:style-name="ce5" office:value-type="float" office:value="-40.3115575671" calcext:value-type="float">
            <text:p>-40.3115575671</text:p>
          </table:table-cell>
          <table:table-cell table:style-name="ce5"/>
          <table:table-cell table:style-name="ce9" table:formula="of:=ABS(([.I15]/[.H15])*100)" office:value-type="float" office:value="4.50722449859822" calcext:value-type="float">
            <text:p>4.507224498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office:value-type="float" office:value="-76.2067478369" calcext:value-type="float">
            <text:p>-76.2067478369</text:p>
          </table:table-cell>
          <table:table-cell table:style-name="ce5"/>
          <table:table-cell table:style-name="ce9" table:formula="of:=ABS(([.O15]/[.N15])*100)" office:value-type="float" office:value="5.86685266992172" calcext:value-type="float">
            <text:p>5.86685266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office:value-type="float" office:value="-56.3626965544" calcext:value-type="float">
            <text:p>-56.3626965544</text:p>
          </table:table-cell>
          <table:table-cell table:style-name="ce5"/>
          <table:table-cell table:style-name="ce9" table:formula="of:=ABS(([.U15]/[.T15])*100)" office:value-type="float" office:value="1.61001788908767" calcext:value-type="float">
            <text:p>1.61001788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office:value-type="float" office:value="-188.8013076478" calcext:value-type="float">
            <text:p>-188.8013076478</text:p>
          </table:table-cell>
          <table:table-cell table:style-name="ce5"/>
          <table:table-cell table:style-name="ce9" table:formula="of:=ABS(([.AA15]/[.Z15])*100)" office:value-type="float" office:value="1.74385127909846" calcext:value-type="float">
            <text:p>1.74385127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office:value-type="float" office:value="-605.6306461309" calcext:value-type="float">
            <text:p>-605.6306461309</text:p>
          </table:table-cell>
          <table:table-cell table:style-name="ce5"/>
          <table:table-cell table:style-name="ce9" table:formula="of:=ABS(([.AG15]/[.AF15])*100)" office:value-type="float" office:value="0.369458128078813" calcext:value-type="float">
            <text:p>0.369458128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office:value-type="float" office:value="-1.2833752998" calcext:value-type="float">
            <text:p>-1.2833752998</text:p>
          </table:table-cell>
          <table:table-cell table:style-name="ce5"/>
          <table:table-cell table:style-name="ce9" table:formula="of:=ABS(([.AM15]/[.AL15])*100)" office:value-type="float" office:value="1.20737694042723" calcext:value-type="float">
            <text:p>1.2073769404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3"/>
          <table:table-cell table:style-name="ce7" office:value-type="string" calcext:value-type="string">
            <text:p>Triplet</text:p>
          </table:table-cell>
          <table:table-cell table:style-name="ce5" office:value-type="float" office:value="-39.9289467352" calcext:value-type="float">
            <text:p>-39.9289467352</text:p>
          </table:table-cell>
          <table:table-cell table:style-name="ce5" table:number-columns-repeated="2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office:value-type="float" office:value="-75.9046020619" calcext:value-type="float">
            <text:p>-75.9046020619</text:p>
          </table:table-cell>
          <table:table-cell table:style-name="ce5" table:number-columns-repeated="2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office:value-type="float" office:value="-56.179169142" calcext:value-type="float">
            <text:p>-56.179169142</text:p>
          </table:table-cell>
          <table:table-cell table:style-name="ce5" table:number-columns-repeated="2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office:value-type="float" office:value="-188.6366153328" calcext:value-type="float">
            <text:p>-188.6366153328</text:p>
          </table:table-cell>
          <table:table-cell table:style-name="ce5" table:number-columns-repeated="2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office:value-type="float" office:value="-605.4771658403" calcext:value-type="float">
            <text:p>-605.4771658403</text:p>
          </table:table-cell>
          <table:table-cell table:style-name="ce5" table:number-columns-repeated="2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office:value-type="float" office:value="-0.8902528789" calcext:value-type="float">
            <text:p>-0.8902528789</text:p>
          </table:table-cell>
          <table:table-cell table:style-name="ce5" table:number-columns-repeated="2"/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4"/>
          <table:table-cell table:style-name="ce10" table:formula="of:=[.G17]-[.G16]" office:value-type="float" office:value="0.382610831900003" calcext:value-type="float">
            <text:p>0.3826108319</text:p>
          </table:table-cell>
          <table:table-cell table:style-name="ce10" table:formula="of:=[.G18]*conv" office:value-type="float" office:value="10.4113704606958" calcext:value-type="float">
            <text:p>10.4113704607</text:p>
          </table:table-cell>
          <table:table-cell table:style-name="ce11" table:formula="of:=[.H9]-[.H18]" office:value-type="float" office:value="0.515700792885129" calcext:value-type="float">
            <text:p>0.5157007929</text:p>
          </table:table-cell>
          <table:table-cell table:number-columns-repeated="3"/>
          <table:table-cell table:style-name="ce10" table:formula="of:=[.M17]-[.M16]" office:value-type="float" office:value="0.302145775000014" calcext:value-type="float">
            <text:p>0.302145775</text:p>
          </table:table-cell>
          <table:table-cell table:style-name="ce10" table:formula="of:=[.M18]*conv" office:value-type="float" office:value="8.22180485857586" calcext:value-type="float">
            <text:p>8.2218048586</text:p>
          </table:table-cell>
          <table:table-cell table:style-name="ce11" table:formula="of:=[.N9]-[.N18]" office:value-type="float" office:value="3.12363444653061" calcext:value-type="float">
            <text:p>3.1236344465</text:p>
          </table:table-cell>
          <table:table-cell table:number-columns-repeated="3"/>
          <table:table-cell table:style-name="ce10" table:formula="of:=[.S17]-[.S16]" office:value-type="float" office:value="0.183527412400004" calcext:value-type="float">
            <text:p>0.1835274124</text:p>
          </table:table-cell>
          <table:table-cell table:style-name="ce10" table:formula="of:=[.S18]*conv" office:value-type="float" office:value="4.99403498510658" calcext:value-type="float">
            <text:p>4.9940349851</text:p>
          </table:table-cell>
          <table:table-cell table:style-name="ce11" table:formula="of:=[.T9]-[.T18]" office:value-type="float" office:value="1.16877165077378" calcext:value-type="float">
            <text:p>1.1687716508</text:p>
          </table:table-cell>
          <table:table-cell table:number-columns-repeated="3"/>
          <table:table-cell table:style-name="ce10" table:formula="of:=[.Y17]-[.Y16]" office:value-type="float" office:value="0.164692314999996" calcext:value-type="float">
            <text:p>0.164692315</text:p>
          </table:table-cell>
          <table:table-cell table:style-name="ce10" table:formula="of:=[.Y18]*conv" office:value-type="float" office:value="4.48150590766001" calcext:value-type="float">
            <text:p>4.4815059077</text:p>
          </table:table-cell>
          <table:table-cell table:style-name="ce11" table:formula="of:=[.Z9]-[.Z18]" office:value-type="float" office:value="0.448403545074723" calcext:value-type="float">
            <text:p>0.4484035451</text:p>
          </table:table-cell>
          <table:table-cell table:number-columns-repeated="3"/>
          <table:table-cell table:style-name="ce10" table:formula="of:=[.AE17]-[.AE16]" office:value-type="float" office:value="0.153480290599987" calcext:value-type="float">
            <text:p>0.1534802906</text:p>
          </table:table-cell>
          <table:table-cell table:style-name="ce10" table:formula="of:=[.AE18]*conv" office:value-type="float" office:value="4.17641120068798" calcext:value-type="float">
            <text:p>4.1764112007</text:p>
          </table:table-cell>
          <table:table-cell table:style-name="ce11" table:formula="of:=[.AF9]-[.AF18]" office:value-type="float" office:value="-0.0205597112202236" calcext:value-type="float">
            <text:p>-0.0205597112</text:p>
          </table:table-cell>
          <table:table-cell table:number-columns-repeated="3"/>
          <table:table-cell table:style-name="ce10" table:formula="of:=[.AK17]-[.AK16]" office:value-type="float" office:value="0.3931224209" calcext:value-type="float">
            <text:p>0.3931224209</text:p>
          </table:table-cell>
          <table:table-cell table:style-name="ce10" table:formula="of:=[.AK18]*conv" office:value-type="float" office:value="10.6974053506807" calcext:value-type="float">
            <text:p>10.6974053507</text:p>
          </table:table-cell>
          <table:table-cell table:style-name="ce11" table:formula="of:=[.AL9]-[.AL18]" office:value-type="float" office:value="0.609337923463196" calcext:value-type="float">
            <text:p>0.6093379235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4"/>
          <table:table-cell table:style-name="ce10" table:number-columns-repeated="2"/>
          <table:table-cell table:style-name="ce9" table:formula="of:=ABS(([.I18]/[.H18])*100)" office:value-type="float" office:value="4.95324601916684" calcext:value-type="float">
            <text:p>4.9532460192</text:p>
          </table:table-cell>
          <table:table-cell table:number-columns-repeated="3"/>
          <table:table-cell table:style-name="ce10" table:number-columns-repeated="2"/>
          <table:table-cell table:style-name="ce9" table:formula="of:=ABS(([.O18]/[.N18])*100)" office:value-type="float" office:value="37.9920771687066" calcext:value-type="float">
            <text:p>37.9920771687</text:p>
          </table:table-cell>
          <table:table-cell table:number-columns-repeated="3"/>
          <table:table-cell table:style-name="ce10" table:number-columns-repeated="2"/>
          <table:table-cell table:style-name="ce9" table:formula="of:=ABS(([.U18]/[.T18])*100)" office:value-type="float" office:value="23.4033532856567" calcext:value-type="float">
            <text:p>23.4033532857</text:p>
          </table:table-cell>
          <table:table-cell table:number-columns-repeated="3"/>
          <table:table-cell table:style-name="ce10" table:number-columns-repeated="2"/>
          <table:table-cell table:style-name="ce9" table:formula="of:=ABS(([.AA18]/[.Z18])*100)" office:value-type="float" office:value="10.0056444042234" calcext:value-type="float">
            <text:p>10.0056444042</text:p>
          </table:table-cell>
          <table:table-cell table:number-columns-repeated="3"/>
          <table:table-cell table:style-name="ce10" table:number-columns-repeated="2"/>
          <table:table-cell table:style-name="ce9" table:formula="of:=ABS(([.AG18]/[.AF18])*100)" office:value-type="float" office:value="0.492281775722582" calcext:value-type="float">
            <text:p>0.4922817757</text:p>
          </table:table-cell>
          <table:table-cell table:number-columns-repeated="3"/>
          <table:table-cell table:style-name="ce10" table:number-columns-repeated="2"/>
          <table:table-cell table:style-name="ce9" table:formula="of:=ABS(([.AM18]/[.AL18])*100)" office:value-type="float" office:value="5.69612820574683" calcext:value-type="float">
            <text:p>5.6961282057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TDDFT</text:p>
          </table:table-cell>
          <table:table-cell table:style-name="ce10" office:value-type="float" office:value="0.392906656579651" calcext:value-type="float">
            <text:p>0.3929066566</text:p>
          </table:table-cell>
          <table:table-cell table:style-name="ce10" table:formula="of:=[.G20]*conv" office:value-type="float" office:value="10.6915341047983" calcext:value-type="float">
            <text:p>10.6915341048</text:p>
          </table:table-cell>
          <table:table-cell table:style-name="ce11" table:formula="of:=[.H10]-[.H20]" office:value-type="float" office:value="-0.399898651708957" calcext:value-type="float">
            <text:p>-0.399898651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.314986591819849" calcext:value-type="float">
            <text:p>0.3149865918</text:p>
          </table:table-cell>
          <table:table-cell table:style-name="ce10" table:formula="of:=[.M20]*conv" office:value-type="float" office:value="8.57122126235447" calcext:value-type="float">
            <text:p>8.5712212624</text:p>
          </table:table-cell>
          <table:table-cell table:style-name="ce11" table:formula="of:=[.N10]-[.N20]" office:value-type="float" office:value="-0.159573815045079" calcext:value-type="float">
            <text:p>-0.15957381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.255943104067436" calcext:value-type="float">
            <text:p>0.2559431041</text:p>
          </table:table-cell>
          <table:table-cell table:style-name="ce10" table:formula="of:=[.S20]*conv" office:value-type="float" office:value="6.96456621490251" calcext:value-type="float">
            <text:p>6.9645662149</text:p>
          </table:table-cell>
          <table:table-cell table:style-name="ce11" table:formula="of:=[.T10]-[.T20]" office:value-type="float" office:value="0.450980966400765" calcext:value-type="float">
            <text:p>0.450980966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.218457133205118" calcext:value-type="float">
            <text:p>0.2184571332</text:p>
          </table:table-cell>
          <table:table-cell table:style-name="ce10" table:formula="of:=[.Y20]*conv" office:value-type="float" office:value="5.94452104841218" calcext:value-type="float">
            <text:p>5.9445210484</text:p>
          </table:table-cell>
          <table:table-cell table:style-name="ce11" table:formula="of:=[.Z10]-[.Z20]" office:value-type="float" office:value="0.539455286173863" calcext:value-type="float">
            <text:p>0.539455286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.124393020389931" calcext:value-type="float">
            <text:p>0.1243930204</text:p>
          </table:table-cell>
          <table:table-cell table:style-name="ce10" table:formula="of:=[.AE20]*conv" office:value-type="float" office:value="3.38490630694676" calcext:value-type="float">
            <text:p>3.3849063069</text:p>
          </table:table-cell>
          <table:table-cell table:style-name="ce11" table:formula="of:=[.AF10]-[.AF20]" office:value-type="float" office:value="-0.0159963952640569" calcext:value-type="float">
            <text:p>-0.015996395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.388679884244521" calcext:value-type="float">
            <text:p>0.3886798842</text:p>
          </table:table-cell>
          <table:table-cell table:style-name="ce10" table:formula="of:=[.AK20]*conv" office:value-type="float" office:value="10.5765177775932" calcext:value-type="float">
            <text:p>10.5765177776</text:p>
          </table:table-cell>
          <table:table-cell table:style-name="ce11" table:formula="of:=[.AL10]-[.AL20]" office:value-type="float" office:value="0.633435120612841" calcext:value-type="float">
            <text:p>0.6334351206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4"/>
          <table:table-cell table:style-name="ce10" table:number-columns-repeated="2"/>
          <table:table-cell table:style-name="ce9" table:formula="of:=ABS(([.I20]/[.H20])*100)" office:value-type="float" office:value="3.74032994506825" calcext:value-type="float">
            <text:p>3.7403299451</text:p>
          </table:table-cell>
          <table:table-cell table:number-columns-repeated="3"/>
          <table:table-cell table:style-name="ce10" table:number-columns-repeated="2"/>
          <table:table-cell table:style-name="ce9" table:formula="of:=ABS(([.O20]/[.N20])*100)" office:value-type="float" office:value="1.86173953700087" calcext:value-type="float">
            <text:p>1.861739537</text:p>
          </table:table-cell>
          <table:table-cell table:number-columns-repeated="3"/>
          <table:table-cell table:style-name="ce10" table:number-columns-repeated="2"/>
          <table:table-cell table:style-name="ce9" table:formula="of:=ABS(([.U20]/[.T20])*100)" office:value-type="float" office:value="6.47536332465005" calcext:value-type="float">
            <text:p>6.4753633247</text:p>
          </table:table-cell>
          <table:table-cell table:number-columns-repeated="3"/>
          <table:table-cell table:style-name="ce10" table:number-columns-repeated="2"/>
          <table:table-cell table:style-name="ce9" table:formula="of:=ABS(([.AA20]/[.Z20])*100)" office:value-type="float" office:value="9.07483179520333" calcext:value-type="float">
            <text:p>9.0748317952</text:p>
          </table:table-cell>
          <table:table-cell table:number-columns-repeated="3"/>
          <table:table-cell table:style-name="ce10" table:number-columns-repeated="2"/>
          <table:table-cell table:style-name="ce9" table:formula="of:=ABS(([.AG20]/[.AF20])*100)" office:value-type="float" office:value="0.47258014885753" calcext:value-type="float">
            <text:p>0.4725801489</text:p>
          </table:table-cell>
          <table:table-cell table:number-columns-repeated="3"/>
          <table:table-cell table:style-name="ce10" table:number-columns-repeated="2"/>
          <table:table-cell table:style-name="ce9" table:formula="of:=ABS(([.AM20]/[.AL20])*100)" office:value-type="float" office:value="5.98907063679128" calcext:value-type="float">
            <text:p>5.9890706368</text:p>
          </table:table-cell>
          <table:table-cell table:number-columns-repeated="985"/>
        </table:table-row>
        <table:table-row table:style-name="ro1">
          <table:table-cell/>
          <table:table-cell table:style-name="ce8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office:value-type="float" office:value="-39.8527218826" calcext:value-type="float">
            <text:p>-39.8527218826</text:p>
          </table:table-cell>
          <table:table-cell table:style-name="ce5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office:value-type="float" office:value="-75.753068045" calcext:value-type="float">
            <text:p>-75.753068045</text:p>
          </table:table-cell>
          <table:table-cell table:style-name="ce5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office:value-type="float" office:value="-56.0498782667" calcext:value-type="float">
            <text:p>-56.0498782667</text:p>
          </table:table-cell>
          <table:table-cell table:style-name="ce5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office:value-type="float" office:value="-188.4531710645" calcext:value-type="float">
            <text:p>-188.4531710645</text:p>
          </table:table-cell>
          <table:table-cell table:style-name="ce5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office:value-type="float" office:value="-605.2838068363" calcext:value-type="float">
            <text:p>-605.2838068363</text:p>
          </table:table-cell>
          <table:table-cell table:style-name="ce5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office:value-type="float" office:value="-0.7537277853" calcext:value-type="float">
            <text:p>-0.7537277853</text:p>
          </table:table-cell>
          <table:table-cell table:style-name="ce5"/>
          <table:table-cell table:style-name="ce9"/>
          <table:table-cell table:number-columns-repeated="985"/>
        </table:table-row>
        <table:table-row table:style-name="ro1">
          <table:table-cell/>
          <table:table-cell table:style-name="ce7"/>
          <table:table-cell table:number-columns-repeated="4"/>
          <table:table-cell table:style-name="ce5" table:formula="of:=[.G22]-[.G16]" office:value-type="float" office:value="0.458835684500002" calcext:value-type="float">
            <text:p>0.4588356845</text:p>
          </table:table-cell>
          <table:table-cell table:style-name="ce5" table:formula="of:=[.G23]*conv" office:value-type="float" office:value="12.4855542332503" calcext:value-type="float">
            <text:p>12.4855542333</text:p>
          </table:table-cell>
          <table:table-cell table:style-name="ce11" table:formula="of:=[.H11]-[.H23]" office:value-type="float" office:value="-12.4855542332503" calcext:value-type="float">
            <text:p>-12.4855542333</text:p>
          </table:table-cell>
          <table:table-cell table:number-columns-repeated="3"/>
          <table:table-cell table:style-name="ce5" table:formula="of:=[.M22]-[.M16]" office:value-type="float" office:value="0.453679791900001" calcext:value-type="float">
            <text:p>0.4536797919</text:p>
          </table:table-cell>
          <table:table-cell table:style-name="ce5" table:formula="of:=[.M23]*conv" office:value-type="float" office:value="12.3452552572709" calcext:value-type="float">
            <text:p>12.3452552573</text:p>
          </table:table-cell>
          <table:table-cell table:style-name="ce11" table:formula="of:=[.N12]-[.N23]" office:value-type="float" office:value="-2.54897135631074" calcext:value-type="float">
            <text:p>-2.5489713563</text:p>
          </table:table-cell>
          <table:table-cell table:number-columns-repeated="3"/>
          <table:table-cell table:style-name="ce5" table:formula="of:=[.S22]-[.S16]" office:value-type="float" office:value="0.312818287700004" calcext:value-type="float">
            <text:p>0.3128182877</text:p>
          </table:table-cell>
          <table:table-cell table:style-name="ce5" table:formula="of:=[.S23]*conv" office:value-type="float" office:value="8.51221870523643" calcext:value-type="float">
            <text:p>8.5122187052</text:p>
          </table:table-cell>
          <table:table-cell table:style-name="ce11" table:formula="of:=[.T12]-[.T23]" office:value-type="float" office:value="-0.222353202506465" calcext:value-type="float">
            <text:p>-0.2223532025</text:p>
          </table:table-cell>
          <table:table-cell table:number-columns-repeated="3"/>
          <table:table-cell table:style-name="ce5" table:formula="of:=[.Y22]-[.Y16]" office:value-type="float" office:value="0.348136583300004" calcext:value-type="float">
            <text:p>0.3481365833</text:p>
          </table:table-cell>
          <table:table-cell table:style-name="ce5" table:formula="of:=[.Y23]*conv" office:value-type="float" office:value="9.47327842669269" calcext:value-type="float">
            <text:p>9.4732784267</text:p>
          </table:table-cell>
          <table:table-cell table:style-name="ce11" table:formula="of:=[.Z12]-[.Z23]" office:value-type="float" office:value="0.106697525730047" calcext:value-type="float">
            <text:p>0.1066975257</text:p>
          </table:table-cell>
          <table:table-cell table:number-columns-repeated="3"/>
          <table:table-cell table:style-name="ce5" table:formula="of:=[.AE22]-[.AE16]" office:value-type="float" office:value="0.346839294600045" calcext:value-type="float">
            <text:p>0.3468392946</text:p>
          </table:table-cell>
          <table:table-cell table:style-name="ce5" table:formula="of:=[.AE23]*conv" office:value-type="float" office:value="9.4379774050706" calcext:value-type="float">
            <text:p>9.4379774051</text:p>
          </table:table-cell>
          <table:table-cell table:style-name="ce11" table:formula="of:=[.AF11]-[.AF23]" office:value-type="float" office:value="-9.4379774050706" calcext:value-type="float">
            <text:p>-9.4379774051</text:p>
          </table:table-cell>
          <table:table-cell table:number-columns-repeated="3"/>
          <table:table-cell table:style-name="ce5" table:formula="of:=[.AK22]-[.AK16]" office:value-type="float" office:value="0.5296475145" calcext:value-type="float">
            <text:p>0.5296475145</text:p>
          </table:table-cell>
          <table:table-cell table:style-name="ce5" table:formula="of:=[.AK23]*conv" office:value-type="float" office:value="14.4124421665288" calcext:value-type="float">
            <text:p>14.4124421665</text:p>
          </table:table-cell>
          <table:table-cell table:style-name="ce11" table:formula="of:=[.AL12]-[.AL23]" office:value-type="float" office:value="-0.926142339537487" calcext:value-type="float">
            <text:p>-0.9261423395</text:p>
          </table:table-cell>
          <table:table-cell table:number-columns-repeated="985"/>
        </table:table-row>
        <table:table-row table:style-name="ro1">
          <table:table-cell/>
          <table:table-cell table:style-name="ce8"/>
          <table:table-cell table:style-name="ce9"/>
          <table:table-cell table:style-name="ce5"/>
          <table:table-cell table:number-columns-repeated="2"/>
          <table:table-cell table:style-name="ce5" table:number-columns-repeated="2"/>
          <table:table-cell table:style-name="ce9" table:formula="of:=ABS(([.I23]/[.H23])*100)" office:value-type="float" office:value="100" calcext:value-type="float">
            <text:p>100</text:p>
          </table:table-cell>
          <table:table-cell table:number-columns-repeated="3"/>
          <table:table-cell table:style-name="ce5" table:number-columns-repeated="2"/>
          <table:table-cell table:style-name="ce9" table:formula="of:=ABS(([.O23]/[.N23])*100)" office:value-type="float" office:value="20.6473766899999" calcext:value-type="float">
            <text:p>20.64737669</text:p>
          </table:table-cell>
          <table:table-cell table:number-columns-repeated="3"/>
          <table:table-cell table:style-name="ce5" table:number-columns-repeated="2"/>
          <table:table-cell table:style-name="ce9" table:formula="of:=ABS(([.U23]/[.T23])*100)" office:value-type="float" office:value="2.61216505597631" calcext:value-type="float">
            <text:p>2.612165056</text:p>
          </table:table-cell>
          <table:table-cell table:number-columns-repeated="3"/>
          <table:table-cell table:style-name="ce5" table:number-columns-repeated="2"/>
          <table:table-cell table:style-name="ce9" table:formula="of:=ABS(([.AA23]/[.Z23])*100)" office:value-type="float" office:value="1.12629990299247" calcext:value-type="float">
            <text:p>1.126299903</text:p>
          </table:table-cell>
          <table:table-cell table:number-columns-repeated="3"/>
          <table:table-cell table:style-name="ce5" table:number-columns-repeated="2"/>
          <table:table-cell table:style-name="ce9" table:formula="of:=ABS(([.AG23]/[.AF23])*100)" office:value-type="float" office:value="100" calcext:value-type="float">
            <text:p>100</text:p>
          </table:table-cell>
          <table:table-cell table:number-columns-repeated="3"/>
          <table:table-cell table:style-name="ce5" table:number-columns-repeated="2"/>
          <table:table-cell table:style-name="ce9" table:formula="of:=ABS(([.AM23]/[.AL23])*100)" office:value-type="float" office:value="6.42599171491103" calcext:value-type="float">
            <text:p>6.4259917149</text:p>
          </table:table-cell>
          <table:table-cell table:number-columns-repeated="985"/>
        </table:table-row>
      </table:table>
      <table:table table:name="sp3 CH2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7"/>
        <table:table-column table:style-name="co1" table:number-columns-repeated="2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997" table:default-cell-style-name="ce5"/>
        <table:table-row table:style-name="ro1">
          <table:table-cell table:style-name="ce2"/>
          <table:table-cell table:style-name="Default" office:value-type="string" calcext:value-type="string">
            <text:p>All-electron</text:p>
          </table:table-cell>
          <table:table-cell table:style-name="ce5"/>
          <table:table-cell table:style-name="Default" office:value-type="string" calcext:value-type="string">
            <text:p>Pseudo</text:p>
          </table:table-cell>
          <table:table-cell table:style-name="Default"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8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3" office:value-type="string" calcext:value-type="string">
            <text:p>Propane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Methane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Fluoroacetic Acid</text:p>
          </table:table-cell>
          <table:table-cell table:style-name="ce2"/>
          <table:table-cell table:number-columns-repeated="3"/>
          <table:table-cell table:style-name="ce2"/>
          <table:table-cell table:style-name="ce3" office:value-type="string" calcext:value-type="string">
            <text:p>Propane</text:p>
          </table:table-cell>
          <table:table-cell table:style-name="ce2"/>
          <table:table-cell table:number-columns-repeated="3"/>
          <table:table-cell table:style-name="ce2" table:number-columns-repeated="997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6" office:value-type="string" calcext:value-type="string">
            <text:p>HOM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HOM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table:number-columns-repeated="997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2" office:value-type="string" calcext:value-type="string">
            <text:p>Singlet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Singlet</text:p>
          </table:table-cell>
          <table:table-cell table:number-columns-repeated="3"/>
          <table:table-cell table:style-name="ce2" table:number-columns-repeated="997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6" office:value-type="string" calcext:value-type="string">
            <text:p>Triplet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Triplet</text:p>
          </table:table-cell>
          <table:table-cell table:number-columns-repeated="3"/>
          <table:table-cell table:style-name="ce2" table:number-columns-repeated="997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 table:number-columns-repeated="2"/>
          <table:table-cell table:style-name="ce3" table:formula="of:=[.G8]-[.G7]" office:value-type="float" office:value="0" calcext:value-type="float">
            <text:p>0</text:p>
          </table:table-cell>
          <table:table-cell table:style-name="ce3" table:formula="of:=[.G9]*conv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style-name="ce3" table:formula="of:=[.M8]-[.M7]" office:value-type="float" office:value="0" calcext:value-type="float">
            <text:p>0</text:p>
          </table:table-cell>
          <table:table-cell table:style-name="ce3" table:formula="of:=[.M9]*conv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style-name="ce3" table:formula="of:=[.S8]-[.S7]" office:value-type="float" office:value="0" calcext:value-type="float">
            <text:p>0</text:p>
          </table:table-cell>
          <table:table-cell table:style-name="ce3" table:formula="of:=[.S9]*conv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style-name="ce3" table:formula="of:=[.Y8]-[.Y7]" office:value-type="float" office:value="0" calcext:value-type="float">
            <text:p>0</text:p>
          </table:table-cell>
          <table:table-cell table:style-name="ce3" table:formula="of:=[.Y9]*conv" office:value-type="float" office:value="0" calcext:value-type="float">
            <text:p>0</text:p>
          </table:table-cell>
          <table:table-cell/>
          <table:table-cell table:style-name="ce2" table:number-columns-repeated="997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2" office:value-type="string" calcext:value-type="string">
            <text:p>TDD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0]*conv"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M10]*conv"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S10]*conv"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TDD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Y10]*conv" office:value-type="float" office:value="0" calcext:value-type="float">
            <text:p>0</text:p>
          </table:table-cell>
          <table:table-cell/>
          <table:table-cell table:style-name="ce2" table:number-columns-repeated="997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/>
          <table:table-cell table:style-name="ce2" office:value-type="string" calcext:value-type="string">
            <text:p>cation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cation</text:p>
          </table:table-cell>
          <table:table-cell table:number-columns-repeated="3"/>
          <table:table-cell table:style-name="ce2" table:number-columns-repeated="997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style-name="ce2" table:number-columns-repeated="2"/>
          <table:table-cell table:formula="of:=[.G11]-[.G7]" office:value-type="float" office:value="0" calcext:value-type="float">
            <text:p>0</text:p>
          </table:table-cell>
          <table:table-cell table:formula="of:=[.G12]*conv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formula="of:=[.M11]-[.M7]" office:value-type="float" office:value="0" calcext:value-type="float">
            <text:p>0</text:p>
          </table:table-cell>
          <table:table-cell table:formula="of:=[.M12]*conv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formula="of:=[.S11]-[.S7]" office:value-type="float" office:value="0" calcext:value-type="float">
            <text:p>0</text:p>
          </table:table-cell>
          <table:table-cell table:formula="of:=[.S12]*conv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formula="of:=[.Y11]-[.Y7]" office:value-type="float" office:value="0" calcext:value-type="float">
            <text:p>0</text:p>
          </table:table-cell>
          <table:table-cell table:formula="of:=[.Y12]*conv" office:value-type="float" office:value="0" calcext:value-type="float">
            <text:p>0</text:p>
          </table:table-cell>
          <table:table-cell/>
          <table:table-cell table:style-name="ce2" table:number-columns-repeated="997"/>
        </table:table-row>
        <table:table-row table:style-name="ro1">
          <table:table-cell table:style-name="ce4" office:value-type="string" calcext:value-type="string">
            <text:p>HF</text:p>
          </table:table-cell>
          <table:table-cell table:style-name="ce4"/>
          <table:table-cell table:number-columns-repeated="2"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2"/>
          <table:table-cell table:style-name="ce10" office:value-type="string" calcext:value-type="string">
            <text:p>Propane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Methane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Fluoroacetic Acid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10" office:value-type="string" calcext:value-type="string">
            <text:p>Propane</text:p>
          </table:table-cell>
          <table:table-cell/>
          <table:table-cell table:style-name="ce5" table:number-columns-repeated="2"/>
          <table:table-cell table:style-name="ce7"/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3"/>
          <table:table-cell table:style-name="ce7" office:value-type="string" calcext:value-type="string">
            <text:p>HOMO</text:p>
          </table:table-cell>
          <table:table-cell table:style-name="ce5" table:number-columns-repeated="2"/>
          <table:table-cell table:style-name="ce11" table:formula="of:=[.H6]-[.H15]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 table:number-columns-repeated="2"/>
          <table:table-cell table:style-name="ce11" table:formula="of:=[.N6]-[.N15]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 table:number-columns-repeated="2"/>
          <table:table-cell table:style-name="ce11" table:formula="of:=[.T6]-[.T15]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HOMO</text:p>
          </table:table-cell>
          <table:table-cell table:style-name="ce5" table:number-columns-repeated="2"/>
          <table:table-cell table:style-name="ce11" table:formula="of:=[.Z6]-[.Z15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style-name="ce9"/>
          <table:table-cell table:number-columns-repeated="2"/>
          <table:table-cell office:value-type="string" calcext:value-type="string">
            <text:p>Singlet</text:p>
          </table:table-cell>
          <table:table-cell table:style-name="ce5" table:number-columns-repeated="2"/>
          <table:table-cell table:style-name="ce9" table:formula="of:=ABS(([.I15]/[.H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table:number-columns-repeated="2"/>
          <table:table-cell table:style-name="ce9" table:formula="of:=ABS(([.O15]/[.N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table:number-columns-repeated="2"/>
          <table:table-cell table:style-name="ce9" table:formula="of:=ABS(([.U15]/[.T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5" table:number-columns-repeated="2"/>
          <table:table-cell table:style-name="ce9" table:formula="of:=ABS(([.AA15]/[.Z15])*10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3"/>
          <table:table-cell table:style-name="ce7" office:value-type="string" calcext:value-type="string">
            <text:p>Triplet</text:p>
          </table:table-cell>
          <table:table-cell table:style-name="ce5" table:number-columns-repeated="3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table:number-columns-repeated="3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table:number-columns-repeated="3"/>
          <table:table-cell table:number-columns-repeated="2"/>
          <table:table-cell table:style-name="ce7" office:value-type="string" calcext:value-type="string">
            <text:p>Triplet</text:p>
          </table:table-cell>
          <table:table-cell table:style-name="ce5" table:number-columns-repeated="3"/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4"/>
          <table:table-cell table:style-name="ce10" table:formula="of:=[.G17]-[.G16]" office:value-type="float" office:value="0" calcext:value-type="float">
            <text:p>0</text:p>
          </table:table-cell>
          <table:table-cell table:style-name="ce10" table:formula="of:=[.G18]*conv" office:value-type="float" office:value="0" calcext:value-type="float">
            <text:p>0</text:p>
          </table:table-cell>
          <table:table-cell table:style-name="ce11" table:formula="of:=[.H9]-[.H18]" office:value-type="float" office:value="0" calcext:value-type="float">
            <text:p>0</text:p>
          </table:table-cell>
          <table:table-cell table:number-columns-repeated="3"/>
          <table:table-cell table:style-name="ce10" table:formula="of:=[.M17]-[.M16]" office:value-type="float" office:value="0" calcext:value-type="float">
            <text:p>0</text:p>
          </table:table-cell>
          <table:table-cell table:style-name="ce10" table:formula="of:=[.M18]*conv" office:value-type="float" office:value="0" calcext:value-type="float">
            <text:p>0</text:p>
          </table:table-cell>
          <table:table-cell table:style-name="ce11" table:formula="of:=[.N9]-[.N18]" office:value-type="float" office:value="0" calcext:value-type="float">
            <text:p>0</text:p>
          </table:table-cell>
          <table:table-cell table:number-columns-repeated="3"/>
          <table:table-cell table:style-name="ce10" table:formula="of:=[.S17]-[.S16]" office:value-type="float" office:value="0" calcext:value-type="float">
            <text:p>0</text:p>
          </table:table-cell>
          <table:table-cell table:style-name="ce10" table:formula="of:=[.S18]*conv" office:value-type="float" office:value="0" calcext:value-type="float">
            <text:p>0</text:p>
          </table:table-cell>
          <table:table-cell table:style-name="ce11" table:formula="of:=[.T9]-[.T18]" office:value-type="float" office:value="0" calcext:value-type="float">
            <text:p>0</text:p>
          </table:table-cell>
          <table:table-cell table:number-columns-repeated="3"/>
          <table:table-cell table:style-name="ce10" table:formula="of:=[.Y17]-[.Y16]" office:value-type="float" office:value="0" calcext:value-type="float">
            <text:p>0</text:p>
          </table:table-cell>
          <table:table-cell table:style-name="ce10" table:formula="of:=[.Y18]*conv" office:value-type="float" office:value="0" calcext:value-type="float">
            <text:p>0</text:p>
          </table:table-cell>
          <table:table-cell table:style-name="ce11" table:formula="of:=[.Z9]-[.Z18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4"/>
          <table:table-cell table:style-name="ce10" table:number-columns-repeated="2"/>
          <table:table-cell table:style-name="ce9" table:formula="of:=ABS(([.I18]/[.H18])*100)" office:value-type="string" office:string-value="" calcext:value-type="error">
            <text:p>#DIV/0!</text:p>
          </table:table-cell>
          <table:table-cell table:number-columns-repeated="3"/>
          <table:table-cell table:style-name="ce10" table:number-columns-repeated="2"/>
          <table:table-cell table:style-name="ce9" table:formula="of:=ABS(([.O18]/[.N18])*100)" office:value-type="string" office:string-value="" calcext:value-type="error">
            <text:p>#DIV/0!</text:p>
          </table:table-cell>
          <table:table-cell table:number-columns-repeated="3"/>
          <table:table-cell table:style-name="ce10" table:number-columns-repeated="2"/>
          <table:table-cell table:style-name="ce9" table:formula="of:=ABS(([.U18]/[.T18])*100)" office:value-type="string" office:string-value="" calcext:value-type="error">
            <text:p>#DIV/0!</text:p>
          </table:table-cell>
          <table:table-cell table:number-columns-repeated="3"/>
          <table:table-cell table:style-name="ce10" table:number-columns-repeated="2"/>
          <table:table-cell table:style-name="ce9" table:formula="of:=ABS(([.AA18]/[.Z18])*10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TDDFT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20]*conv" office:value-type="float" office:value="0" calcext:value-type="float">
            <text:p>0</text:p>
          </table:table-cell>
          <table:table-cell table:style-name="ce11" table:formula="of:=[.H11]-[.H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20]*conv" office:value-type="float" office:value="0" calcext:value-type="float">
            <text:p>0</text:p>
          </table:table-cell>
          <table:table-cell table:style-name="ce11" table:formula="of:=[.N11]-[.N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20]*conv" office:value-type="float" office:value="0" calcext:value-type="float">
            <text:p>0</text:p>
          </table:table-cell>
          <table:table-cell table:style-name="ce11" table:formula="of:=[.T11]-[.T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20]*conv" office:value-type="float" office:value="0" calcext:value-type="float">
            <text:p>0</text:p>
          </table:table-cell>
          <table:table-cell table:style-name="ce11" table:formula="of:=[.Z11]-[.Z2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4"/>
          <table:table-cell table:style-name="ce10" table:number-columns-repeated="2"/>
          <table:table-cell table:style-name="ce9" table:formula="of:=ABS(([.I19]/[.H21])*100)" office:value-type="string" office:string-value="" calcext:value-type="error">
            <text:p>#DIV/0!</text:p>
          </table:table-cell>
          <table:table-cell table:number-columns-repeated="3"/>
          <table:table-cell table:style-name="ce10" table:number-columns-repeated="2"/>
          <table:table-cell table:style-name="ce9" table:formula="of:=ABS(([.O19]/[.N21])*100)" office:value-type="string" office:string-value="" calcext:value-type="error">
            <text:p>#DIV/0!</text:p>
          </table:table-cell>
          <table:table-cell table:number-columns-repeated="3"/>
          <table:table-cell table:style-name="ce10" table:number-columns-repeated="2"/>
          <table:table-cell table:style-name="ce9" table:formula="of:=ABS(([.U19]/[.T21])*100)" office:value-type="string" office:string-value="" calcext:value-type="error">
            <text:p>#DIV/0!</text:p>
          </table:table-cell>
          <table:table-cell table:number-columns-repeated="3"/>
          <table:table-cell table:style-name="ce10" table:number-columns-repeated="2"/>
          <table:table-cell table:style-name="ce9" table:formula="of:=ABS(([.AA19]/[.Z21])*10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table:number-columns-repeated="2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table:number-columns-repeated="2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table:number-columns-repeated="2"/>
          <table:table-cell table:style-name="ce9"/>
          <table:table-cell table:number-columns-repeated="2"/>
          <table:table-cell office:value-type="string" calcext:value-type="string">
            <text:p>cation</text:p>
          </table:table-cell>
          <table:table-cell table:style-name="ce5" table:number-columns-repeated="2"/>
          <table:table-cell table:style-name="ce9"/>
          <table:table-cell table:number-columns-repeated="997"/>
        </table:table-row>
        <table:table-row table:style-name="ro1">
          <table:table-cell/>
          <table:table-cell table:style-name="ce7"/>
          <table:table-cell table:number-columns-repeated="4"/>
          <table:table-cell table:style-name="ce5" table:formula="of:=[.G22]-[.G16]" office:value-type="float" office:value="0" calcext:value-type="float">
            <text:p>0</text:p>
          </table:table-cell>
          <table:table-cell table:style-name="ce5" table:formula="of:=[.G23]*conv" office:value-type="float" office:value="0" calcext:value-type="float">
            <text:p>0</text:p>
          </table:table-cell>
          <table:table-cell table:style-name="ce11" table:formula="of:=[.H11]-[.H23]" office:value-type="float" office:value="0" calcext:value-type="float">
            <text:p>0</text:p>
          </table:table-cell>
          <table:table-cell table:number-columns-repeated="3"/>
          <table:table-cell table:style-name="ce5" table:formula="of:=[.M22]-[.M16]" office:value-type="float" office:value="0" calcext:value-type="float">
            <text:p>0</text:p>
          </table:table-cell>
          <table:table-cell table:style-name="ce5" table:formula="of:=[.M23]*conv" office:value-type="float" office:value="0" calcext:value-type="float">
            <text:p>0</text:p>
          </table:table-cell>
          <table:table-cell table:style-name="ce11" table:formula="of:=[.N11]-[.N23]" office:value-type="float" office:value="0" calcext:value-type="float">
            <text:p>0</text:p>
          </table:table-cell>
          <table:table-cell table:number-columns-repeated="3"/>
          <table:table-cell table:style-name="ce5" table:formula="of:=[.S22]-[.S16]" office:value-type="float" office:value="0" calcext:value-type="float">
            <text:p>0</text:p>
          </table:table-cell>
          <table:table-cell table:style-name="ce5" table:formula="of:=[.S23]*conv" office:value-type="float" office:value="0" calcext:value-type="float">
            <text:p>0</text:p>
          </table:table-cell>
          <table:table-cell table:style-name="ce11" table:formula="of:=[.T11]-[.T23]" office:value-type="float" office:value="0" calcext:value-type="float">
            <text:p>0</text:p>
          </table:table-cell>
          <table:table-cell table:number-columns-repeated="3"/>
          <table:table-cell table:style-name="ce5" table:formula="of:=[.Y22]-[.Y16]" office:value-type="float" office:value="0" calcext:value-type="float">
            <text:p>0</text:p>
          </table:table-cell>
          <table:table-cell table:style-name="ce5" table:formula="of:=[.Y23]*conv" office:value-type="float" office:value="0" calcext:value-type="float">
            <text:p>0</text:p>
          </table:table-cell>
          <table:table-cell table:style-name="ce11" table:formula="of:=[.Z11]-[.Z2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style-name="ce9"/>
          <table:table-cell table:style-name="ce5"/>
          <table:table-cell table:number-columns-repeated="2"/>
          <table:table-cell table:style-name="ce5" table:number-columns-repeated="2"/>
          <table:table-cell table:style-name="ce9" table:formula="of:=ABS(([.I23]/[.H23])*100)" office:value-type="string" office:string-value="" calcext:value-type="error">
            <text:p>#DIV/0!</text:p>
          </table:table-cell>
          <table:table-cell table:number-columns-repeated="3"/>
          <table:table-cell table:style-name="ce5" table:number-columns-repeated="2"/>
          <table:table-cell table:style-name="ce9" table:formula="of:=ABS(([.O23]/[.N23])*100)" office:value-type="string" office:string-value="" calcext:value-type="error">
            <text:p>#DIV/0!</text:p>
          </table:table-cell>
          <table:table-cell table:number-columns-repeated="3"/>
          <table:table-cell table:style-name="ce5" table:number-columns-repeated="2"/>
          <table:table-cell table:style-name="ce9" table:formula="of:=ABS(([.U23]/[.T23])*100)" office:value-type="string" office:string-value="" calcext:value-type="error">
            <text:p>#DIV/0!</text:p>
          </table:table-cell>
          <table:table-cell table:number-columns-repeated="3"/>
          <table:table-cell table:style-name="ce5" table:number-columns-repeated="2"/>
          <table:table-cell table:style-name="ce9" table:formula="of:=ABS(([.AA23]/[.Z23])*10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v</text:p>
          </table:table-cell>
          <table:table-cell table:style-name="Default" table:number-columns-repeated="1008"/>
        </table:table-row>
      </table:table>
      <table:table table:name="s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9:33:23.738522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5.1.6.2$Linux_X86_64 LibreOffice_project/10m0$Build-2</meta:generator>
    <dc:date>2018-02-05T11:03:48.730716836</dc:date>
    <meta:editing-duration>PT28M12S</meta:editing-duration>
    <meta:editing-cycles>4</meta:editing-cycles>
    <meta:document-statistic meta:table-count="3" meta:cell-count="3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6">
                <text:p>6.16280663588036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8">
                <text:p>4.99403498510658</text:p>
              </table:table-cell>
              <table:table-cell office:value-type="float" office:value="4.48150590766001">
                <text:p>4.48150590766001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7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column" svg:x="1.331cm" svg:y="1.275cm" svg:width="11.874cm" svg:height="7.545cm">
          <chartooo:coordinate-region svg:x="2.058cm" svg:y="1.474cm" svg:width="11.147cm" svg:height="7.147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row" svg:x="1.331cm" svg:y="1.275cm" svg:width="11.874cm" svg:height="7.545cm">
          <chartooo:coordinate-region svg:x="1.952cm" svg:y="1.474cm" svg:width="11.253cm" svg:height="7.147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Pseudo</text:p>
                <draw:g>
                  <svg:desc>'sp3 CH3'.D1:'sp3 CH3'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</table:table-row>
            <table:table-row>
              <table:table-cell office:value-type="string"/>
              <table:table-cell office:value-type="float" office:value="9.79628390096018">
                <text:p>9.79628390096018</text:p>
              </table:table-cell>
              <table:table-cell office:value-type="float" office:value="NaN">
                <text:p>NaN</text:p>
              </table:table-cell>
              <table:table-cell office:value-type="float" office:value="12.3452552572709">
                <text:p>12.3452552572709</text:p>
              </table:table-cell>
            </table:table-row>
            <table:table-row>
              <table:table-cell office:value-type="string"/>
              <table:table-cell office:value-type="float" office:value="8.28986550272997">
                <text:p>8.28986550272997</text:p>
              </table:table-cell>
              <table:table-cell office:value-type="float" office:value="NaN">
                <text:p>NaN</text:p>
              </table:table-cell>
              <table:table-cell office:value-type="float" office:value="8.51221870523643">
                <text:p>8.51221870523643</text:p>
              </table:table-cell>
            </table:table-row>
            <table:table-row>
              <table:table-cell office:value-type="string"/>
              <table:table-cell office:value-type="float" office:value="9.57997595242274">
                <text:p>9.57997595242274</text:p>
              </table:table-cell>
              <table:table-cell office:value-type="float" office:value="NaN">
                <text:p>NaN</text:p>
              </table:table-cell>
              <table:table-cell office:value-type="float" office:value="9.47327842669269">
                <text:p>9.47327842669269</text:p>
              </table:table-cell>
            </table:table-row>
            <table:table-row>
              <table:table-cell office:value-type="string"/>
              <table:table-cell office:value-type="float" office:value="9.49181630755597">
                <text:p>9.49181630755597</text:p>
              </table:table-cell>
              <table:table-cell office:value-type="float" office:value="NaN">
                <text:p>NaN</text:p>
              </table:table-cell>
              <table:table-cell office:value-type="float" office:value="9.4379774050706">
                <text:p>9.4379774050706</text:p>
              </table:table-cell>
            </table:table-row>
            <table:table-row>
              <table:table-cell office:value-type="string"/>
              <table:table-cell office:value-type="float" office:value="13.4862998269913">
                <text:p>13.4862998269913</text:p>
              </table:table-cell>
              <table:table-cell office:value-type="float" office:value="NaN">
                <text:p>NaN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column" svg:x="1.331cm" svg:y="1.275cm" svg:width="11.874cm" svg:height="7.545cm">
          <chartooo:coordinate-region svg:x="2.243cm" svg:y="1.475cm" svg:width="10.962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